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office:font-face-decls>
  <office:automatic-styles>
    <style:style style:name="P1" style:family="paragraph" style:parent-style-name="Frame_20_contents">
      <style:paragraph-properties fo:margin-top="0in" fo:margin-bottom="0.111in" style:contextual-spacing="false"/>
      <style:text-properties fo:color="#000000" loext:opacity="100%"/>
    </style:style>
    <style:style style:name="P2" style:family="paragraph" style:parent-style-name="Standard">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text-align="justify" style:justify-single-word="false" fo:text-indent="0.4917in" style:auto-text-indent="false"/>
    </style:style>
    <style:style style:name="P7" style:family="paragraph" style:parent-style-name="Standard">
      <style:paragraph-properties fo:margin-left="0in" fo:margin-right="0in" fo:text-indent="0.4917in" style:auto-text-indent="false"/>
    </style:style>
    <style:style style:name="P8" style:family="paragraph" style:parent-style-name="Standard">
      <style:paragraph-properties fo:margin-top="0in" fo:margin-bottom="0.111in" style:contextual-spacing="false"/>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style:paragraph-properties fo:text-align="start"/>
      <style:text-properties fo:color="#000000" loext:opacity="100%" loext:color-lum-mod="100%" loext:color-lum-off="0%"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style:font-name="Courier New" fo:font-size="12pt" style:font-size-asian="12pt" style:font-name-complex="Courier New1" style:font-size-complex="12pt"/>
    </style:style>
    <style:style style:name="gr1"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402in" fo:min-width="1.1091in" fo:padding-top="0.0492in" fo:padding-bottom="0.0492in" fo:padding-left="0.0984in" fo:padding-right="0.0984in" fo:wrap-option="wrap" fo:margin-left="0.0028in" fo:margin-right="0.0008in" fo:margin-top="0.0098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2283in" fo:min-width="1.0744in" fo:padding-top="0.0492in" fo:padding-bottom="0.0492in" fo:padding-left="0.0984in" fo:padding-right="0.0984in" fo:wrap-option="wrap" fo:margin-left="0.002in" fo:margin-right="0.0008in" fo:margin-top="0.0071in" fo:margin-bottom="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6591in" fo:min-width="0in" fo:padding-top="0.0492in" fo:padding-bottom="0.0492in" fo:padding-left="0.0984in" fo:padding-right="0.0984in" fo:wrap-option="wrap" fo:margin-left="0.0071in" fo:margin-right="0.0366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6799in" fo:min-width="0in" fo:padding-top="0.0492in" fo:padding-bottom="0.0492in" fo:padding-left="0.0984in" fo:padding-right="0.0984in" fo:wrap-option="wrap" fo:margin-left="0.0366in" fo:margin-right="0.0071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in" fo:min-width="1.3244in" fo:padding-top="0.0492in" fo:padding-bottom="0.0492in" fo:padding-left="0.0984in" fo:padding-right="0.0984in" fo:wrap-option="wrap" fo:margin-left="0.0008in" fo:margin-right="0.0008in" fo:margin-top="0.0398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in" fo:min-width="1.2756in" fo:padding-top="0.0492in" fo:padding-bottom="0.0492in" fo:padding-left="0.0984in" fo:padding-right="0.0984in" fo:wrap-option="wrap" fo:margin-left="0.0008in" fo:margin-right="0.0008in" fo:margin-top="0.0398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7425in" fo:min-width="0.602in" fo:padding-top="0.0492in" fo:padding-bottom="0.0492in" fo:padding-left="0.0984in" fo:padding-right="0.0984in" fo:wrap-option="wrap" fo:margin-left="0.0055in" fo:margin-right="0.0008in" fo:margin-top="0.0016in" fo:margin-bottom="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in" fo:min-width="0.5189in" fo:padding-top="0.0492in" fo:padding-bottom="0.0492in" fo:padding-left="0.0984in" fo:padding-right="0.0984in" fo:wrap-option="wrap" fo:margin-left="0.0008in" fo:margin-right="0.0008in" fo:margin-top="0.0071in" fo:margin-bottom="0.0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38in" svg:stroke-color="#000000" draw:marker-end="msArrowEnd_20_5" draw:marker-end-width="0.0827in" draw:marker-end-center="false" draw:stroke-linejoin="miter" svg:stroke-linecap="butt" draw:fill="none" loext:fill-use-slide-background="false" draw:textarea-vertical-align="top" draw:auto-grow-height="false" fo:min-height="0in" fo:min-width="0.5118in" fo:padding-top="0.0492in" fo:padding-bottom="0.0492in" fo:padding-left="0.0984in" fo:padding-right="0.0984in" fo:wrap-option="wrap" fo:margin-left="0.0008in" fo:margin-right="0.0016in" fo:margin-top="0.0409in" fo:margin-bottom="0.0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138in" svg:stroke-color="#000000" draw:stroke-linejoin="miter" svg:stroke-linecap="butt" draw:fill="none" loext:fill-use-slide-background="false" draw:textarea-vertical-align="top" draw:auto-grow-height="false" fo:min-height="0.1957in" fo:min-width="0.1319in" fo:padding-top="0.0492in" fo:padding-bottom="0.0492in" fo:padding-left="0.0984in" fo:padding-right="0.0984in" fo:wrap-option="wrap" fo:margin-left="0.0071in" fo:margin-right="0.0075in" fo:margin-top="0.0075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138in" svg:stroke-color="#000000" draw:stroke-linejoin="miter" svg:stroke-linecap="butt" draw:fill="none" loext:fill-use-slide-background="false" draw:textarea-vertical-align="top" draw:auto-grow-height="false" fo:min-height="0.2016in" fo:min-width="0.1417in" fo:padding-top="0.0492in" fo:padding-bottom="0.0492in" fo:padding-left="0.0984in" fo:padding-right="0.0984in" fo:wrap-option="wrap" fo:margin-left="0.0075in" fo:margin-right="0.0075in" fo:margin-top="0.0075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38in" svg:stroke-color="#000000" draw:stroke-linejoin="miter" svg:stroke-linecap="butt" draw:fill="none" loext:fill-use-slide-background="false" draw:textarea-vertical-align="top" draw:auto-grow-height="false" fo:min-height="0.2016in" fo:min-width="0.1472in" fo:padding-top="0.0492in" fo:padding-bottom="0.0492in" fo:padding-left="0.0984in" fo:padding-right="0.0984in" fo:wrap-option="wrap" fo:margin-left="0.0071in" fo:margin-right="0.0075in" fo:margin-top="0.0075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138in" svg:stroke-color="#000000" draw:stroke-linejoin="miter" svg:stroke-linecap="butt" draw:fill="none" loext:fill-use-slide-background="false" draw:textarea-vertical-align="top" draw:auto-grow-height="false" fo:min-height="0.2165in" fo:min-width="0.1319in" fo:padding-top="0.0492in" fo:padding-bottom="0.0492in" fo:padding-left="0.0984in" fo:padding-right="0.0984in" fo:wrap-option="wrap" fo:margin-left="0.0071in" fo:margin-right="0.0075in" fo:margin-top="0.0075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138in" svg:stroke-color="#000000" draw:stroke-linejoin="miter" svg:stroke-linecap="butt" draw:fill="none" loext:fill-use-slide-background="false" draw:textarea-vertical-align="top" draw:auto-grow-height="false" fo:min-height="0.1917in" fo:min-width="0.1472in" fo:padding-top="0.0492in" fo:padding-bottom="0.0492in" fo:padding-left="0.0984in" fo:padding-right="0.0984in" fo:wrap-option="wrap" fo:margin-left="0.0071in" fo:margin-right="0.0075in" fo:margin-top="0.0075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138in" svg:stroke-color="#000000" draw:stroke-linejoin="miter" svg:stroke-linecap="butt" draw:fill="none" loext:fill-use-slide-background="false" draw:textarea-vertical-align="top" draw:auto-grow-height="false" fo:min-height="0.1819in" fo:min-width="0.1028in" fo:padding-top="0.0492in" fo:padding-bottom="0.0492in" fo:padding-left="0.0984in" fo:padding-right="0.0984in" fo:wrap-option="wrap" fo:margin-left="0.0071in" fo:margin-right="0.0075in" fo:margin-top="0.0075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0071in" draw:fill="solid" draw:fill-color="#ffffff" loext:fill-theme-color="lt1" draw:textarea-vertical-align="top" draw:auto-grow-height="false" fo:min-height="0.2409in" fo:min-width="0.377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0071in" draw:fill="solid" draw:fill-color="#ffffff" loext:fill-theme-color="lt1" draw:textarea-vertical-align="top" draw:auto-grow-height="false" fo:min-height="0.2409in" fo:min-width="0.3075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0071in" draw:fill="solid" draw:fill-color="#ffffff" loext:fill-theme-color="lt1" draw:textarea-vertical-align="top" draw:auto-grow-height="false" fo:min-height="0.2409in" fo:min-width="0.210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0071in" draw:fill="solid" draw:fill-color="#ffffff" loext:fill-theme-color="lt1" draw:textarea-vertical-align="top" draw:auto-grow-height="false" fo:min-height="0.2409in" fo:min-width="0.182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0071in" draw:fill="solid" draw:fill-color="#ffffff" loext:fill-theme-color="lt1" draw:textarea-vertical-align="top" draw:auto-grow-height="false" fo:min-height="0.2063in" fo:min-width="0.210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0071in" draw:fill="solid" draw:fill-color="#ffffff" loext:fill-theme-color="lt1" draw:textarea-vertical-align="top" draw:auto-grow-height="false" fo:min-height="0.2409in" fo:min-width="0.1063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0071in" draw:fill="solid" draw:fill-color="#ffffff" loext:fill-theme-color="lt1" draw:textarea-vertical-align="top" draw:auto-grow-height="false" fo:min-height="0.2409in" fo:min-width="0.154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va scritta di Ricerca operativa, 14 giugno 2021</text:span><text:span text:style-name="T1"/></text:p>
      <text:p text:style-name="P3"/>
      <text:p text:style-name="Standard"><text:span text:style-name="T1">Esercizio 1</text:span><text:span text:style-name="T1"/></text:p>
      <text:p text:style-name="P5"><text:span text:style-name="T2"><text:tab/>In una rete logistica vengono trasportate due diverse tipologie di merce. La rete è composta da hub, collegati tra loro su gomma o via nave (v. figura). Di ogni collegamento tra due hub è nota la quantità massima trasportabile complessivamente tra di essi in ogni mese (pesi associati agli archi in figura). I costi unitari di trasporto sono in generale diversi per le due tipologie di merce su ogni tratta (indicati tra parentesi quadre per ogni tratta).</text:span><text:span text:style-name="T2"/></text:p>
      <text:p text:style-name="P5"><text:span text:style-name="T2"><text:tab/>Le merci hanno origine da due stabilimenti e confluiscono in un unico hub di destinazione.</text:span><text:span text:style-name="T2"/></text:p>
      <text:p text:style-name="P4"/>
      <text:p text:style-name="P4"><draw:custom-shape text:anchor-type="char" draw:z-index="26" draw:name="Ovale 1" draw:style-name="gr15" draw:text-style-name="P9" svg:width="0.424in" svg:height="0.3961in" svg:x="0.6016in" svg:y="0.1673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0" draw:name="Casella di testo 2" draw:style-name="gr18" draw:text-style-name="P10" svg:width="0.4098in" svg:height="0.3406in" svg:x="0.6083in" svg:y="0.202in"><text:p text:style-name="P1">s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Ovale 14" draw:style-name="gr14" draw:text-style-name="P9" svg:width="0.4862in" svg:height="0.4098in" svg:x="1.7543in" svg:y="0.1189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 draw:name="Casella di testo 15" draw:style-name="gr22" draw:text-style-name="P10" svg:width="0.3543in" svg:height="0.3406in" svg:x="1.8193in" svg:y="0.1709in"><text:p text:style-name="P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Ovale 20" draw:style-name="gr11" draw:text-style-name="P9" svg:width="0.4795in" svg:height="0.424in" svg:x="3.7126in" svg:y="0.1118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5" draw:name="Casella di testo 21" draw:style-name="gr22" draw:text-style-name="P10" svg:width="0.3543in" svg:height="0.3406in" svg:x="3.778in" svg:y="0.172in"><text:p text:style-name="P1">4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Connettore 2 24" draw:style-name="gr9" draw:text-style-name="P9" svg:width="0.7087in" svg:height="0.0142in" svg:x="1.0374in" svg:y="0.3102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36" draw:name="Connettore 2 27" draw:style-name="gr6" draw:text-style-name="P9" svg:width="1.4724in" svg:height="0.0504in" svg:x="2.2319in" svg:y="0.2953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7" draw:name="Casella di testo 34" draw:style-name="gr18" draw:text-style-name="P10" svg:width="0.4098in" svg:height="0.3406in" svg:x="2.7709in" svg:y="0.0091in"><text:p text:style-name="P1">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Casella di testo 39" draw:style-name="gr19" draw:text-style-name="P10" svg:width="0.3823in" svg:height="0.3406in" svg:x="1.1571in" svg:y="0.0075in"><text:p text:style-name="P1">s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Casella di testo 40" draw:style-name="gr18" draw:text-style-name="P10" svg:width="0.4098in" svg:height="0.3406in" svg:x="1.1571in" svg:y="0.0075in"><text:p text:style-name="P1">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Casella di testo 44" draw:style-name="gr16" draw:text-style-name="P10" svg:width="0.5768in" svg:height="0.3406in" svg:x="1.0598in" svg:y="0.2992in"><text:p text:style-name="P1">[2,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char" draw:z-index="32" draw:name="Ovale 22" draw:style-name="gr10" draw:text-style-name="P9" svg:width="0.4657in" svg:height="0.4169in" svg:x="5.4138in" svg:y="0.2602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6" draw:name="Casella di testo 23" draw:style-name="gr22" draw:text-style-name="P10" svg:width="0.3543in" svg:height="0.3406in" svg:x="5.4791in" svg:y="0.3173in"><text:p text:style-name="P1">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Connettore 2 26" draw:style-name="gr7" draw:text-style-name="P9" svg:width="0.7988in" svg:height="0.8406in" svg:x="1.0165in" svg:y="0.1189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38" draw:name="Connettore 2 29" draw:style-name="gr4" draw:text-style-name="P9" svg:width="0.0504in" svg:height="0.778in" svg:x="1.9807in" svg:y="0.1839in"><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39" draw:name="Connettore 2 30" draw:style-name="gr3" draw:text-style-name="P9" svg:width="0.0504in" svg:height="0.7571in" svg:x="3.9402in" svg:y="0.1953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40" draw:name="Connettore 2 31" draw:style-name="gr2" draw:text-style-name="P9" svg:width="1.2713in" svg:height="0.3268in" svg:x="4.15in" svg:y="0.1008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Casella di testo 38" draw:style-name="gr18" draw:text-style-name="P10" svg:width="0.4098in" svg:height="0.3406in" svg:x="4.6638in" svg:y="0.0035in"><text:p text:style-name="P1">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Casella di testo 49" draw:style-name="gr16" draw:text-style-name="P10" svg:width="0.5768in" svg:height="0.3406in" svg:x="2.6846in" svg:y="0.0102in"><text:p text:style-name="P1">[3,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Casella di testo 51" draw:style-name="gr16" draw:text-style-name="P10" svg:width="0.5768in" svg:height="0.3406in" svg:x="4.4484in" svg:y="0.2256in"><text:p text:style-name="P1">[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char" draw:z-index="41" draw:name="Connettore 2 32" draw:style-name="gr1" draw:text-style-name="P9" svg:width="1.3059in" svg:height="0.5004in" svg:x="4.1693in" svg:y="0.2602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9" draw:name="Casella di testo 36" draw:style-name="gr21" draw:text-style-name="P10" svg:width="0.3059in" svg:height="0.3406in" svg:x="3.9555in" svg:y="0.0827in"><text:p text:style-name="P1">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Casella di testo 42" draw:style-name="gr18" draw:text-style-name="P10" svg:width="0.4098in" svg:height="0.3406in" svg:x="1.122in" svg:y="0.048in"><text:p text:style-name="P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Casella di testo 43" draw:style-name="gr18" draw:text-style-name="P10" svg:width="0.4098in" svg:height="0.3406in" svg:x="2in" svg:y="0.048in"><text:p text:style-name="P1">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Casella di testo 45" draw:style-name="gr16" draw:text-style-name="P10" svg:width="0.5768in" svg:height="0.3406in" svg:x="1.361in" svg:y="0.1035in"><text:p text:style-name="P1">[4,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Casella di testo 47" draw:style-name="gr16" draw:text-style-name="P10" svg:width="0.5768in" svg:height="0.3406in" svg:x="1.9626in" svg:y="0.2634in"><text:p text:style-name="P1">[8,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Casella di testo 50" draw:style-name="gr17" draw:text-style-name="P10" svg:width="0.5071in" svg:height="0.3406in" svg:x="3.5043in" svg:y="0.1173in"><text:p text:style-name="P1">[6,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Casella di testo 52" draw:style-name="gr16" draw:text-style-name="P10" svg:width="0.5768in" svg:height="0.3406in" svg:x="4.4209in" svg:y="0.2772in"><text:p text:style-name="P1">[3,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char" draw:z-index="27" draw:name="Ovale 4" draw:style-name="gr15" draw:text-style-name="P9" svg:width="0.424in" svg:height="0.3961in" svg:x="0.6016in" svg:y="0.1673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 draw:name="Casella di testo 3" draw:style-name="gr18" draw:text-style-name="P10" svg:width="0.4098in" svg:height="0.3406in" svg:x="0.6083in" svg:y="0.202in"><text:p text:style-name="P1">s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Ovale 16" draw:style-name="gr13" draw:text-style-name="P9" svg:width="0.4657in" svg:height="0.4449in" svg:x="1.7335in" svg:y="0.3075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3" draw:name="Casella di testo 17" draw:style-name="gr22" draw:text-style-name="P10" svg:width="0.3543in" svg:height="0.3406in" svg:x="1.7984in" svg:y="0.3898in"><text:p text:style-name="P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Ovale 18" draw:style-name="gr12" draw:text-style-name="P9" svg:width="0.4862in" svg:height="0.424in" svg:x="3.7126in" svg:y="0.3008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8" draw:name="Casella di testo 35" draw:style-name="gr18" draw:text-style-name="P10" svg:width="0.4098in" svg:height="0.3406in" svg:x="2.8098in" svg:y="0.2244in"><text:p text:style-name="P1">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Casella di testo 37" draw:style-name="gr20" draw:text-style-name="P10" svg:width="0.4098in" svg:height="0.3059in" svg:x="4.678in" svg:y="0.2102in"><text:p text:style-name="P1">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Casella di testo 41" draw:style-name="gr18" draw:text-style-name="P10" svg:width="0.4098in" svg:height="0.3406in" svg:x="1.2126in" svg:y="0.1835in"><text:p text:style-name="P1">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char" draw:z-index="4" draw:name="Casella di testo 19" draw:style-name="gr22" draw:text-style-name="P10" svg:width="0.3543in" svg:height="0.3406in" svg:x="3.778in" svg:y="0.0327in"><text:p text:style-name="P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Connettore 2 25" draw:style-name="gr8" draw:text-style-name="P9" svg:width="0.7157in" svg:height="0.0559in" svg:x="1.011in" svg:y="0.081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37" draw:name="Connettore 2 28" draw:style-name="gr5" draw:text-style-name="P9" svg:width="1.5213in" svg:height="0.0504in" svg:x="2.1902in" svg:y="0.1398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19" draw:name="Casella di testo 46" draw:style-name="gr16" draw:text-style-name="P10" svg:width="0.5768in" svg:height="0.3406in" svg:x="1.0665in" svg:y="0.1228in"><text:p text:style-name="P1">[6,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Casella di testo 48" draw:style-name="gr16" draw:text-style-name="P10" svg:width="0.5768in" svg:height="0.3406in" svg:x="2.789in" svg:y="0.1717in"><text:p text:style-name="P1">[3,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5"><text:span text:style-name="T2"><text:tab/>Si vuole studiare quale sia il massimo flusso di merce complessiva che può essere trasportata mensilmente dalle origini alla destinazione. Si vuole quindi trovare il mix ottimale delle due tipologie che consenta di minimizzare i costi di trasporto complessivi.</text:span><text:span text:style-name="T2"/></text:p>
      <text:p text:style-name="P5"><text:span text:style-name="T2"><text:tab/>Scrivere il modello matematico del problema, classificarlo e risolverlo con i dati del file </text:span><text:span text:style-name="T4">Multicommodity.txt</text:span><text:span text:style-name="T2">.</text:span><text:span text:style-name="T2"/></text:p>
      <text:p text:style-name="Standard"><text:span text:style-name="T2"><text:tab/>Discutere ottimalità e unicità della soluzione ottenuta.</text:span><text:span text:style-name="T2"/></text:p>
      <text:p text:style-name="Standard"><text:span text:style-name="T2"><text:tab/>Si vuole inoltre che la frazione di ciascuna delle due tipologie sia compresa tra un quarto e tre quarti del totale. Valutare l’effetto di questo ulteriore vincolo.</text:span><text:span text:style-name="T2"/></text:p>
      <text:p text:style-name="P5"><text:span text:style-name="T2"><text:tab/>Si vuole presentare un progetto per richiedere un finanziamento pubblico per aumentare la capacità di una tratta (una sola) della rete, aumentando la frequenza dei viaggi tra i due hub corrispondenti. Determinare quali sarebbero le tratte sulle quali avrebbe senso effettuare l’investimento e di quanto avrebbe senso aumentare la capacità della tratta prescelta.</text:span><text:span text:style-name="T2"/></text:p>
      <text:p text:style-name="P3"/>
      <text:p text:style-name="P3"/>
      <text:p text:style-name="P3"/>
      <text:p text:style-name="P3"/>
      <text:p text:style-name="P3"/>
      <text:p text:style-name="Standard"><text:soft-page-break/><text:span text:style-name="T1">Esercizio 2</text:span><text:span text:style-name="T1"/></text:p>
      <text:p text:style-name="P5"><text:span text:style-name="T2"><text:tab/>In un’impresa manifatturiera ci sono </text:span><text:span text:style-name="T3">P</text:span><text:span text:style-name="T2"> macchine che devono eseguire </text:span><text:span text:style-name="T3">N</text:span><text:span text:style-name="T2"> jobs. Per motivi tecnici ogni job è compatibile solo con alcune delle macchine. Il tempo necessario per eseguire uno stesso job può essere diverso da macchina a macchina e lo stesso vale per il costo. Alcuni jobs inoltre sono incompatibili tra loro, cioè non possono essere assegnati alla stessa macchina. Si vuole trovare il modo di eseguire tutti i jobs a minimo costo complessivo.</text:span><text:span text:style-name="T2"/></text:p>
      <text:p text:style-name="P5"><text:span text:style-name="T2"><text:tab/>In taluni casi il sistema può risultare </text:span><text:span text:style-name="T3">oversubscribed</text:span><text:span text:style-name="T2">, quando cioè non ci sono sufficienti risorse per eseguire tutti i jobs. In tal caso è consentito trascurare alcuni jobs (subappaltandone la produzione a terzi). Tale scelta comporta un costo aggiuntivo che è rappresentato da una data penalità. Si vuole quindi trovare un sottoinsieme di jobs da trascurare, in modo da minimizzare la penalità e da consentire l’esistenza di un assegnamento ammissibile dei jobs restanti. Tra tutte le soluzioni di minima penalità, trovare quella di minimo costo.</text:span><text:span text:style-name="T2"/></text:p>
      <text:p text:style-name="P5"><text:span text:style-name="T2"><text:tab/>Scrivere il modello matematico del problema, classificarlo e risolverlo con i dati del file </text:span><text:span text:style-name="T4">Profitable scheduling.txt</text:span><text:span text:style-name="T2">.</text:span><text:span text:style-name="T2"/></text:p>
      <text:p text:style-name="Standard"><text:span text:style-name="T2"><text:tab/>Discutere ottimalità e unicità della soluzione ottenuta.</text:span><text:span text:style-name="T2"/></text:p>
      <text:p text:style-name="P4"/>
      <text:p text:style-name="P4"/>
      <text:p text:style-name="Standard"><text:span text:style-name="T1">Esercizio 3</text:span><text:span text:style-name="T1"/></text:p>
      <text:p text:style-name="P6"><text:span text:style-name="T2">Dato un insieme di punti nel piano, in posizioni note, si vuole trovare il più piccolo triangolo equilatero che li copra tutti.</text:span><text:span text:style-name="T2"/></text:p>
      <text:p text:style-name="P7"><text:span text:style-name="T2">Formulare il problema, classificarlo e risolverlo con i dati del file </text:span><text:span text:style-name="T4">Tr<text:tab/>iangolo.txt</text:span><text:span text:style-name="T2">.</text:span><text:span text:style-name="T2"/></text:p>
      <text:p text:style-name="P7"><text:span text:style-name="T2">Discutere ottimalità e unicità della soluzione.</text:span><text:span text:style-name="T2"/></text:p>
      <text:p text:style-name="P3"/>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6-11T08:02:00</meta:creation-date>
    <meta:initial-creator>Giovanni Righini</meta:initial-creator>
    <dc:language>en-US</dc:language>
    <meta:print-date>2021-06-11T13:39:00</meta:print-date>
    <dc:date>2024-02-12T12:57:38.208000000</dc:date>
    <meta:editing-cycles>8</meta:editing-cycles>
    <meta:editing-duration>P4DT3H23M8S</meta:editing-duration>
    <meta:generator>LibreOffice/7.5.3.2$Windows_X86_64 LibreOffice_project/9f56dff12ba03b9acd7730a5a481eea045e468f3</meta:generator>
    <meta:document-statistic meta:table-count="0" meta:image-count="0" meta:object-count="0" meta:page-count="2" meta:paragraph-count="44" meta:word-count="497" meta:character-count="3096" meta:non-whitespace-character-count="2632"/>
    <meta:user-defined meta:name="AppVersion">15.0000</meta:user-defined>
    <meta:template xlink:type="simple" xlink:actuate="onRequest" xlink:title="Normal.dotm" xlink:href=""/>
  </office:meta>
</office:document-meta>
</file>